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joSupport.fail( MessageExchange exchange , Exception err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joSuppor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Support.setEndpoint(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Support.answer( MessageExchange exchange , NormalizedMessage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joSupport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joSupport.PojoSupport(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joSupport.getDeliveryChan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joSupport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Support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Support.get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Support.getBody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Support.don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joSuppor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Support.send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Support.sendSync( MessageExchange exchange , long time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Support.getExchange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joSupport.isInAndOut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Support.setBody( NormalizedMessage message , Objec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Support.sendSync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Support.setExtensionMBeanName( ObjectName extensionM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Support.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Support.setService( QNam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Support.fail( MessageExchange exchange , Fault fa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joSupport.init( ComponentContext c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joSupport.Pojo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